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924cm"/>
    </style:style>
    <style:style style:name="co3" style:family="table-column">
      <style:table-column-properties fo:break-before="auto" style:column-width="8.6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660066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 style:data-style-name="N116">
      <style:table-cell-properties fo:border="0.06pt solid #000000"/>
    </style:style>
    <style:style style:name="ce9" style:family="table-cell" style:parent-style-name="Default">
      <style:table-cell-properties fo:background-color="#660066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icialização" table:style-name="ta1" table:print="false">
        <table:table-column table:style-name="co1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atribuições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K</text:p>
          </table:table-cell>
          <table:covered-table-cell table:number-columns-repeated="3" table:style-name="ce9"/>
          <table:table-cell/>
          <table:table-cell>
            <draw:frame table:end-cell-address="inicialização.L26" table:end-x="1.679cm" table:end-y="0.238cm" draw:z-index="0" draw:style-name="gr1" draw:text-style-name="P1" svg:width="12.454cm" svg:height="11.412cm" svg:x="0.56cm" svg:y="0.214cm">
              <draw:object draw:notify-on-update-of-ranges="inicialização.A26:inicialização.A29 inicialização.B26:inicialização.B29 inicialização.A26:inicialização.A29 inicialização.C26:inicialização.C29 inicialização.A26:inicialização.A29 inicialização.D26:inicialização.D29 inicialização.A26:inicialização.A29 inicialização.E26:inicialização.E2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inicialização.R26" table:end-x="0.682cm" table:end-y="0.447cm" draw:z-index="1" draw:style-name="gr1" draw:text-style-name="P1" svg:width="12.385cm" svg:height="11.655cm" svg:x="1.853cm" svg:y="0.18cm">
              <draw:object draw:notify-on-update-of-ranges="inicialização.B25:inicialização.E25 inicialização.B27:inicialização.E27 inicialização.B25:inicialização.E25 inicialização.B28:inicialização.E28 inicialização.B25:inicialização.E25 inicialização.B29:inicialização.E29 inicialização.B25:inicialização.E25 inicialização.B26:inicialização.E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6" office:value-type="string" calcext:value-type="string">
            <text:p>'colocar formula de a(n,k) no bloco de incialização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operações</text:p>
          </table:table-cell>
          <table:table-cell table:style-name="ce7" table:number-columns-repeated="4"/>
          <table:table-cell table:number-columns-repeated="7"/>
        </table:table-row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K</text:p>
          </table:table-cell>
          <table:covered-table-cell table:number-columns-repeated="3"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6" office:value-type="string" calcext:value-type="string">
            <text:p>colocar formula de o(n,k) no bloco de incialização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comparações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K</text:p>
          </table:table-cell>
          <table:covered-table-cell table:number-columns-repeated="3"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6" office:value-type="string" calcext:value-type="string">
            <text:p>colocar formula de c(n,k) no bloco de incialização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Custo (norma L1)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K</text:p>
          </table:table-cell>
          <table:covered-table-cell table:number-columns-repeated="3"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B4]+[.B11]+[.B18]" office:value-type="float" office:value="0" calcext:value-type="float">
            <text:p>0,0</text:p>
          </table:table-cell>
          <table:table-cell table:style-name="ce8" table:formula="of:=[.C4]+[.C11]+[.C18]" office:value-type="float" office:value="0" calcext:value-type="float">
            <text:p>0,0</text:p>
          </table:table-cell>
          <table:table-cell table:style-name="ce8" table:formula="of:=[.D4]+[.D11]+[.D18]" office:value-type="float" office:value="0" calcext:value-type="float">
            <text:p>0,0</text:p>
          </table:table-cell>
          <table:table-cell table:style-name="ce8" table:formula="of:=[.E4]+[.E11]+[.E18]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B5]+[.B12]+[.B19]" office:value-type="float" office:value="0" calcext:value-type="float">
            <text:p>0,0</text:p>
          </table:table-cell>
          <table:table-cell table:style-name="ce8" table:formula="of:=[.C5]+[.C12]+[.C19]" office:value-type="float" office:value="0" calcext:value-type="float">
            <text:p>0,0</text:p>
          </table:table-cell>
          <table:table-cell table:style-name="ce8" table:formula="of:=[.D5]+[.D12]+[.D19]" office:value-type="float" office:value="0" calcext:value-type="float">
            <text:p>0,0</text:p>
          </table:table-cell>
          <table:table-cell table:style-name="ce8" table:formula="of:=[.E5]+[.E12]+[.E19]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B6]+[.B13]+[.B20]" office:value-type="float" office:value="0" calcext:value-type="float">
            <text:p>0,0</text:p>
          </table:table-cell>
          <table:table-cell table:style-name="ce8" table:formula="of:=[.C6]+[.C13]+[.C20]" office:value-type="float" office:value="0" calcext:value-type="float">
            <text:p>0,0</text:p>
          </table:table-cell>
          <table:table-cell table:style-name="ce8" table:formula="of:=[.D6]+[.D13]+[.D20]" office:value-type="float" office:value="0" calcext:value-type="float">
            <text:p>0,0</text:p>
          </table:table-cell>
          <table:table-cell table:style-name="ce8" table:formula="of:=[.E6]+[.E13]+[.E20]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B7]+[.B14]+[.B21]" office:value-type="float" office:value="0" calcext:value-type="float">
            <text:p>0,0</text:p>
          </table:table-cell>
          <table:table-cell table:style-name="ce8" table:formula="of:=[.C7]+[.C14]+[.C21]" office:value-type="float" office:value="0" calcext:value-type="float">
            <text:p>0,0</text:p>
          </table:table-cell>
          <table:table-cell table:style-name="ce8" table:formula="of:=[.D7]+[.D14]+[.D21]" office:value-type="float" office:value="0" calcext:value-type="float">
            <text:p>0,0</text:p>
          </table:table-cell>
          <table:table-cell table:style-name="ce8" table:formula="of:=[.E7]+[.E14]+[.E21]" office:value-type="float" office:value="0" calcext:value-type="float">
            <text:p>0,0</text:p>
          </table:table-cell>
          <table:table-cell table:number-columns-repeated="7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terativo" table:style-name="ta1" table:print="false">
        <table:table-column table:style-name="co1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atribuições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K</text:p>
          </table:table-cell>
          <table:covered-table-cell table:number-columns-repeated="3" table:style-name="ce9"/>
          <table:table-cell/>
          <table:table-cell>
            <draw:frame table:end-cell-address="iterativo.L26" table:end-x="1.679cm" table:end-y="0.238cm" draw:z-index="0" draw:style-name="gr1" draw:text-style-name="P1" svg:width="12.454cm" svg:height="11.412cm" svg:x="0.56cm" svg:y="0.214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iterativo.R26" table:end-x="0.682cm" table:end-y="0.447cm" draw:z-index="1" draw:style-name="gr1" draw:text-style-name="P1" svg:width="12.385cm" svg:height="11.655cm" svg:x="1.853cm" svg:y="0.18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3*[.A4]+60*[.B3]" office:value-type="float" office:value="120" calcext:value-type="float">
            <text:p>120</text:p>
          </table:table-cell>
          <table:table-cell table:style-name="ce6" table:number-columns-repeated="3"/>
          <table:table-cell table:style-name="ce6" office:value-type="string" calcext:value-type="string">
            <text:p>'colocar formula de a(n,k) no bloco iterativo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3*[.A5]+60*[.B4]" office:value-type="float" office:value="7200" calcext:value-type="float">
            <text:p>7200</text:p>
          </table:table-cell>
          <table:table-cell table:style-name="ce6" table:number-columns-repeated="3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3*[.A6]+60*[.B5]" office:value-type="float" office:value="432000" calcext:value-type="float">
            <text:p>432000</text:p>
          </table:table-cell>
          <table:table-cell table:style-name="ce6" table:number-columns-repeated="3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3*[.A7]+60*[.B6]" office:value-type="float" office:value="25920000" calcext:value-type="float">
            <text:p>25920000</text:p>
          </table:table-cell>
          <table:table-cell table:style-name="ce6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operações</text:p>
          </table:table-cell>
          <table:table-cell table:style-name="ce7" table:number-columns-repeated="4"/>
          <table:table-cell table:number-columns-repeated="7"/>
        </table:table-row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K</text:p>
          </table:table-cell>
          <table:covered-table-cell table:number-columns-repeated="3"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6" office:value-type="string" calcext:value-type="string">
            <text:p>colocar formula de o(n,k) no bloco iterativo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comparações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K</text:p>
          </table:table-cell>
          <table:covered-table-cell table:number-columns-repeated="3"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6" office:value-type="string" calcext:value-type="string">
            <text:p>colocar formula de c(n,k) no bloco iterativo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Custo (norma L1)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K</text:p>
          </table:table-cell>
          <table:covered-table-cell table:number-columns-repeated="3"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B4]+[.B11]+[.B18]" office:value-type="float" office:value="120" calcext:value-type="float">
            <text:p>120,0</text:p>
          </table:table-cell>
          <table:table-cell table:style-name="ce8" table:formula="of:=[.C4]+[.C11]+[.C18]" office:value-type="float" office:value="0" calcext:value-type="float">
            <text:p>0,0</text:p>
          </table:table-cell>
          <table:table-cell table:style-name="ce8" table:formula="of:=[.D4]+[.D11]+[.D18]" office:value-type="float" office:value="0" calcext:value-type="float">
            <text:p>0,0</text:p>
          </table:table-cell>
          <table:table-cell table:style-name="ce8" table:formula="of:=[.E4]+[.E11]+[.E18]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B5]+[.B12]+[.B19]" office:value-type="float" office:value="7200" calcext:value-type="float">
            <text:p>7200,0</text:p>
          </table:table-cell>
          <table:table-cell table:style-name="ce8" table:formula="of:=[.C5]+[.C12]+[.C19]" office:value-type="float" office:value="0" calcext:value-type="float">
            <text:p>0,0</text:p>
          </table:table-cell>
          <table:table-cell table:style-name="ce8" table:formula="of:=[.D5]+[.D12]+[.D19]" office:value-type="float" office:value="0" calcext:value-type="float">
            <text:p>0,0</text:p>
          </table:table-cell>
          <table:table-cell table:style-name="ce8" table:formula="of:=[.E5]+[.E12]+[.E19]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B6]+[.B13]+[.B20]" office:value-type="float" office:value="432000" calcext:value-type="float">
            <text:p>432000,0</text:p>
          </table:table-cell>
          <table:table-cell table:style-name="ce8" table:formula="of:=[.C6]+[.C13]+[.C20]" office:value-type="float" office:value="0" calcext:value-type="float">
            <text:p>0,0</text:p>
          </table:table-cell>
          <table:table-cell table:style-name="ce8" table:formula="of:=[.D6]+[.D13]+[.D20]" office:value-type="float" office:value="0" calcext:value-type="float">
            <text:p>0,0</text:p>
          </table:table-cell>
          <table:table-cell table:style-name="ce8" table:formula="of:=[.E6]+[.E13]+[.E20]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B7]+[.B14]+[.B21]" office:value-type="float" office:value="25920000" calcext:value-type="float">
            <text:p>25920000,0</text:p>
          </table:table-cell>
          <table:table-cell table:style-name="ce8" table:formula="of:=[.C7]+[.C14]+[.C21]" office:value-type="float" office:value="0" calcext:value-type="float">
            <text:p>0,0</text:p>
          </table:table-cell>
          <table:table-cell table:style-name="ce8" table:formula="of:=[.D7]+[.D14]+[.D21]" office:value-type="float" office:value="0" calcext:value-type="float">
            <text:p>0,0</text:p>
          </table:table-cell>
          <table:table-cell table:style-name="ce8" table:formula="of:=[.E7]+[.E14]+[.E21]" office:value-type="float" office:value="0" calcext:value-type="float">
            <text:p>0,0</text:p>
          </table:table-cell>
          <table:table-cell table:number-columns-repeated="7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09:45:55.468632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ego Frias</meta:initial-creator>
    <meta:creation-date>2021-09-17T14:16:18.99</meta:creation-date>
    <dc:date>2021-11-22T09:49:49.169514073</dc:date>
    <meta:editing-duration>P2DT4H34M59S</meta:editing-duration>
    <meta:editing-cycles>21</meta:editing-cycles>
    <meta:generator>LibreOffice/6.4.7.2$Linux_X86_64 LibreOffice_project/40$Build-2</meta:generator>
    <meta:document-statistic meta:table-count="2" meta:cell-count="13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4pt" style:font-size-asian="10.1000003814697pt" style:font-size-complex="10.1000003814697pt"/>
    </style:style>
    <style:style style:name="ch3" style:family="chart">
      <style:chart-properties chart:auto-position="true" chart:scale-text="true" style:rotation-angle="0"/>
      <style:text-properties fo:font-size="13pt" style:font-size-asian="8.5pt" style:font-size-complex="8.5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7.7610354423523pt" style:font-size-asian="7.7610354423523pt" style:font-size-complex="7.7610354423523pt"/>
    </style:style>
    <style:style style:name="ch6" style:family="chart">
      <style:chart-properties chart:auto-position="true" chart:scale-text="true" style:rotation-angle="0"/>
      <style:text-properties fo:font-size="12pt" style:font-size-asian="7pt" style:font-size-complex="7pt"/>
    </style:style>
    <style:style style:name="ch7" style:family="chart" style:data-style-name="N116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7.7610354423523pt" style:font-size-asian="7.7610354423523pt" style:font-size-complex="7.7610354423523pt"/>
    </style:style>
    <style:style style:name="ch8" style:family="chart">
      <style:chart-properties chart:auto-position="true" chart:scale-text="true" style:rotation-angle="90"/>
      <style:text-properties fo:font-size="12pt" style:font-size-asian="7pt" style:font-size-complex="7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scale-text="true" chart:link-data-style-to-source="true"/>
      <style:graphic-properties draw:stroke="none" svg:stroke-width="0.08cm" svg:stroke-color="#004586" draw:fill-color="#004586" dr3d:edge-rounding="5%"/>
      <style:text-properties fo:font-size="7.7610354423523pt" style:font-size-asian="7.7610354423523pt" style:font-size-complex="7.7610354423523pt"/>
    </style:style>
    <style:style style:name="ch11" style:family="chart" style:data-style-name="N116">
      <style:chart-properties chart:symbol-type="named-symbol" chart:symbol-name="diamond" chart:symbol-width="0.25cm" chart:symbol-height="0.25cm" chart:scale-text="true" chart:link-data-style-to-source="true"/>
      <style:graphic-properties draw:stroke="none" svg:stroke-width="0.08cm" svg:stroke-color="#ff420e" draw:fill-color="#ff420e"/>
      <style:text-properties fo:font-size="7.7610354423523pt" style:font-size-asian="7.7610354423523pt" style:font-size-complex="7.7610354423523pt"/>
    </style:style>
    <style:style style:name="ch12" style:family="chart" style:data-style-name="N116">
      <style:chart-properties chart:symbol-type="named-symbol" chart:symbol-name="arrow-down" chart:symbol-width="0.25cm" chart:symbol-height="0.25cm" chart:scale-text="true" chart:link-data-style-to-source="true"/>
      <style:graphic-properties draw:stroke="none" svg:stroke-width="0.08cm" svg:stroke-color="#ffd320" draw:fill-color="#ffd320"/>
      <style:text-properties fo:font-size="7.7610354423523pt" style:font-size-asian="7.7610354423523pt" style:font-size-complex="7.7610354423523pt"/>
    </style:style>
    <style:style style:name="ch13" style:family="chart" style:data-style-name="N116">
      <style:chart-properties chart:symbol-type="named-symbol" chart:symbol-name="arrow-up" chart:symbol-width="0.25cm" chart:symbol-height="0.25cm" chart:scale-text="true" chart:link-data-style-to-source="true"/>
      <style:graphic-properties draw:stroke="none" svg:stroke-width="0.08cm" svg:stroke-color="#579d1c" draw:fill-color="#579d1c"/>
      <style:text-properties fo:font-size="7.7610354423523pt" style:font-size-asian="7.7610354423523pt" style:font-size-complex="7.7610354423523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13cm" svg:height="11.372cm" xlink:href=".." xlink:type="simple" chart:class="chart:scatter" chart:style-name="ch1">
        <chart:title svg:x="3.696cm" svg:y="0.362cm" chart:style-name="ch2">
          <text:p>custo computacional </text:p>
        </chart:title>
        <chart:subtitle svg:x="4.31cm" svg:y="1.443cm" chart:style-name="ch3">
          <text:p>bloco inicialização</text:p>
        </chart:subtitle>
        <chart:plot-area chart:style-name="ch4" table:cell-range-address="inicialização.A26:inicialização.E29" svg:x="1.403cm" svg:y="2.449cm" svg:width="10.762cm" svg:height="7.571cm">
          <chartooo:coordinate-region svg:x="2.051cm" svg:y="2.595cm" svg:width="10.033cm" svg:height="6.884cm"/>
          <chart:axis chart:dimension="x" chart:name="primary-x" chart:style-name="ch5">
            <chart:title svg:x="4.79cm" svg:y="10.247cm" chart:style-name="ch6">
              <text:p>n (número de pixels)</text:p>
            </chart:title>
          </chart:axis>
          <chart:axis chart:dimension="y" chart:name="primary-y" chart:style-name="ch7">
            <chart:title svg:x="0.451cm" svg:y="8.44cm" chart:style-name="ch8">
              <text:p>custo (total operações)</text:p>
            </chart:title>
            <chart:grid chart:style-name="ch9" chart:class="major"/>
          </chart:axis>
          <chart:series chart:style-name="ch10" chart:values-cell-range-address="inicialização.B26:inicialização.B29" chart:class="chart:scatter">
            <chart:domain table:cell-range-address="inicialização.A26:inicialização.A29"/>
            <chart:data-point chart:repeated="4"/>
          </chart:series>
          <chart:series chart:style-name="ch11" chart:values-cell-range-address="inicialização.C26:inicialização.C29" chart:class="chart:scatter">
            <chart:data-point chart:repeated="4"/>
          </chart:series>
          <chart:series chart:style-name="ch12" chart:values-cell-range-address="inicialização.D26:inicialização.D29" chart:class="chart:scatter">
            <chart:data-point chart:repeated="4"/>
          </chart:series>
          <chart:series chart:style-name="ch13" chart:values-cell-range-address="inicialização.E26:inicialização.E29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icialização.A26:inicialização.A29</svg:desc>
                </draw:g>
              </table:table-cell>
              <table:table-cell office:value-type="float" office:value="0">
                <text:p>0</text:p>
                <draw:g>
                  <svg:desc>inicialização.B26:inicialização.B29</svg:desc>
                </draw:g>
              </table:table-cell>
              <table:table-cell office:value-type="float" office:value="0">
                <text:p>0</text:p>
                <draw:g>
                  <svg:desc>inicialização.C26:inicialização.C29</svg:desc>
                </draw:g>
              </table:table-cell>
              <table:table-cell office:value-type="float" office:value="0">
                <text:p>0</text:p>
                <draw:g>
                  <svg:desc>inicialização.D26:inicialização.D29</svg:desc>
                </draw:g>
              </table:table-cell>
              <table:table-cell office:value-type="float" office:value="0">
                <text:p>0</text:p>
                <draw:g>
                  <svg:desc>inicialização.E26:inicialização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8cm" svg:height="11.615cm" xlink:href=".." xlink:type="simple" chart:class="chart:scatter" chart:row-mapping="0 2 3 4 1" chart:style-name="ch1">
        <chart:title svg:x="3.68cm" svg:y="0.367cm" chart:style-name="ch2">
          <text:p>custo computacional </text:p>
        </chart:title>
        <chart:subtitle svg:x="4.294cm" svg:y="1.453cm" chart:style-name="ch3">
          <text:p>bloco inicialização</text:p>
        </chart:subtitle>
        <chart:plot-area chart:style-name="ch4" table:cell-range-address="inicialização.B25:inicialização.E29" svg:x="1.402cm" svg:y="2.464cm" svg:width="10.731cm" svg:height="7.794cm">
          <chartooo:coordinate-region svg:x="2.129cm" svg:y="2.664cm" svg:width="9.764cm" svg:height="6.947cm"/>
          <chart:axis chart:dimension="x" chart:name="primary-x" chart:style-name="ch5">
            <chart:title svg:x="4.574cm" svg:y="10.49cm" chart:style-name="ch6">
              <text:p>K (número de clusters)</text:p>
            </chart:title>
          </chart:axis>
          <chart:axis chart:dimension="y" chart:name="primary-y" chart:style-name="ch7">
            <chart:title svg:x="0.451cm" svg:y="8.567cm" chart:style-name="ch8">
              <text:p>custo total (operações)</text:p>
            </chart:title>
            <chart:grid chart:style-name="ch9" chart:class="major"/>
          </chart:axis>
          <chart:series chart:style-name="ch10" chart:values-cell-range-address="inicialização.B27:inicialização.E27" chart:class="chart:scatter">
            <chart:domain table:cell-range-address="inicialização.B25:inicialização.E25"/>
            <chart:data-point chart:repeated="4"/>
          </chart:series>
          <chart:series chart:style-name="ch11" chart:values-cell-range-address="inicialização.B28:inicialização.E28" chart:class="chart:scatter">
            <chart:data-point chart:repeated="4"/>
          </chart:series>
          <chart:series chart:style-name="ch12" chart:values-cell-range-address="inicialização.B29:inicialização.E29" chart:class="chart:scatter">
            <chart:data-point chart:repeated="4"/>
          </chart:series>
          <chart:series chart:style-name="ch13" chart:values-cell-range-address="inicialização.B26:inicialização.E26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inicialização.B25:inicialização.E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cialização.B27:inicialização.E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cialização.B28:inicialização.E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cialização.B29:inicialização.E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cialização.B26:inicialização.E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4pt" style:font-size-asian="10.1000003814697pt" style:font-size-complex="10.1000003814697pt"/>
    </style:style>
    <style:style style:name="ch3" style:family="chart">
      <style:chart-properties chart:auto-position="true" chart:scale-text="true" style:rotation-angle="0"/>
      <style:text-properties fo:font-size="13pt" style:font-size-asian="8.5pt" style:font-size-complex="8.5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7.7610354423523pt" style:font-size-asian="7.7610354423523pt" style:font-size-complex="7.7610354423523pt"/>
    </style:style>
    <style:style style:name="ch6" style:family="chart">
      <style:chart-properties chart:auto-position="true" chart:scale-text="true" style:rotation-angle="0"/>
      <style:text-properties fo:font-size="12pt" style:font-size-asian="7pt" style:font-size-complex="7pt"/>
    </style:style>
    <style:style style:name="ch7" style:family="chart">
      <style:chart-properties chart:auto-position="true" chart:scale-text="true" style:rotation-angle="90"/>
      <style:text-properties fo:font-size="12pt" style:font-size-asian="7pt" style:font-size-complex="7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scale-text="true" chart:link-data-style-to-source="false"/>
      <style:graphic-properties draw:stroke="none" svg:stroke-width="0.08cm" svg:stroke-color="#004586" draw:fill-color="#004586" dr3d:edge-rounding="5%"/>
      <style:text-properties fo:font-size="7.7610354423523pt" style:font-size-asian="7.7610354423523pt" style:font-size-complex="7.7610354423523pt"/>
    </style:style>
    <style:style style:name="ch10" style:family="chart" style:data-style-name="N116">
      <style:chart-properties chart:symbol-type="named-symbol" chart:symbol-name="diamond" chart:symbol-width="0.25cm" chart:symbol-height="0.25cm" chart:scale-text="true" chart:link-data-style-to-source="false"/>
      <style:graphic-properties draw:stroke="none" svg:stroke-width="0.08cm" svg:stroke-color="#ff420e" draw:fill-color="#ff420e"/>
      <style:text-properties fo:font-size="7.7610354423523pt" style:font-size-asian="7.7610354423523pt" style:font-size-complex="7.7610354423523pt"/>
    </style:style>
    <style:style style:name="ch11" style:family="chart" style:data-style-name="N116">
      <style:chart-properties chart:symbol-type="named-symbol" chart:symbol-name="arrow-down" chart:symbol-width="0.25cm" chart:symbol-height="0.25cm" chart:scale-text="true" chart:link-data-style-to-source="false"/>
      <style:graphic-properties draw:stroke="none" svg:stroke-width="0.08cm" svg:stroke-color="#ffd320" draw:fill-color="#ffd320"/>
      <style:text-properties fo:font-size="7.7610354423523pt" style:font-size-asian="7.7610354423523pt" style:font-size-complex="7.7610354423523pt"/>
    </style:style>
    <style:style style:name="ch12" style:family="chart" style:data-style-name="N116">
      <style:chart-properties chart:symbol-type="named-symbol" chart:symbol-name="arrow-up" chart:symbol-width="0.25cm" chart:symbol-height="0.25cm" chart:scale-text="true" chart:link-data-style-to-source="false"/>
      <style:graphic-properties draw:stroke="none" svg:stroke-width="0.08cm" svg:stroke-color="#579d1c" draw:fill-color="#579d1c"/>
      <style:text-properties fo:font-size="7.7610354423523pt" style:font-size-asian="7.7610354423523pt" style:font-size-complex="7.7610354423523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13cm" svg:height="11.372cm" xlink:href="." xlink:type="simple" chart:class="chart:scatter" chart:style-name="ch1">
        <chart:title svg:x="3.696cm" svg:y="0.362cm" chart:style-name="ch2">
          <text:p>custo computacional </text:p>
        </chart:title>
        <chart:subtitle svg:x="4.734cm" svg:y="1.443cm" chart:style-name="ch3">
          <text:p>bloco iterativo</text:p>
        </chart:subtitle>
        <chart:plot-area chart:style-name="ch4" chart:data-source-has-labels="both" svg:x="1.403cm" svg:y="2.449cm" svg:width="10.762cm" svg:height="7.571cm">
          <chartooo:coordinate-region svg:x="2.051cm" svg:y="2.595cm" svg:width="10.033cm" svg:height="6.884cm"/>
          <chart:axis chart:dimension="x" chart:name="primary-x" chart:style-name="ch5" chartooo:axis-type="auto">
            <chart:title svg:x="4.79cm" svg:y="10.247cm" chart:style-name="ch6">
              <text:p>n (número de pixels)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8.44cm" chart:style-name="ch7">
              <text:p>custo (total operações)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0" chart:values-cell-range-address="local-table.$D$2:.$D$5" chart:label-cell-address="local-table.$D$1" chart:class="chart:scatter">
            <chart:data-point chart:repeated="4"/>
          </chart:series>
          <chart:series chart:style-name="ch11" chart:values-cell-range-address="local-table.$E$2:.$E$5" chart:label-cell-address="local-table.$E$1" chart:class="chart:scatter">
            <chart:data-point chart:repeated="4"/>
          </chart:series>
          <chart:series chart:style-name="ch12" chart:values-cell-range-address="local-table.$F$2:.$F$5" chart:label-cell-address="local-table.$F$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8cm" svg:height="11.615cm" xlink:href="." xlink:type="simple" chart:class="chart:scatter" chart:style-name="ch1">
        <chart:title svg:x="3.68cm" svg:y="0.367cm" chart:style-name="ch2">
          <text:p>custo computacional </text:p>
        </chart:title>
        <chart:subtitle svg:x="4.718cm" svg:y="1.453cm" chart:style-name="ch3">
          <text:p>bloco iterativo</text:p>
        </chart:subtitle>
        <chart:plot-area chart:style-name="ch4" chart:data-source-has-labels="both" svg:x="1.402cm" svg:y="2.464cm" svg:width="10.731cm" svg:height="7.794cm">
          <chartooo:coordinate-region svg:x="2.129cm" svg:y="2.664cm" svg:width="9.764cm" svg:height="6.947cm"/>
          <chart:axis chart:dimension="x" chart:name="primary-x" chart:style-name="ch5" chartooo:axis-type="auto">
            <chart:title svg:x="4.574cm" svg:y="10.49cm" chart:style-name="ch6">
              <text:p>K (número de clusters)</text:p>
            </chart:title>
            <chart:categories table:cell-range-address="local-table.$B$1:.$E$1"/>
          </chart:axis>
          <chart:axis chart:dimension="y" chart:name="primary-y" chart:style-name="ch5">
            <chart:title svg:x="0.451cm" svg:y="8.567cm" chart:style-name="ch7">
              <text:p>custo total (operaçõe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series chart:style-name="ch10" chart:values-cell-range-address="local-table.$B$4:.$E$4" chart:label-cell-address="local-table.$A$4" chart:class="chart:scatter">
            <chart:data-point chart:repeated="4"/>
          </chart:series>
          <chart:series chart:style-name="ch11" chart:values-cell-range-address="local-table.$B$5:.$E$5" chart:label-cell-address="local-table.$A$5" chart:class="chart:scatter">
            <chart:data-point chart:repeated="4"/>
          </chart:series>
          <chart:series chart:style-name="ch12" chart:values-cell-range-address="local-table.$B$6:.$E$6" chart:label-cell-address="local-table.$A$6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